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000000080B55303E1.png" manifest:media-type="image/png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2.25pt" officeooo:paragraph-rsid="001e14d8" style:font-size-asian="2pt" style:font-size-complex="2.25pt"/>
    </style:style>
    <style:style style:name="P2" style:family="paragraph" style:parent-style-name="Header_20_left">
      <style:text-properties fo:font-weight="bold" officeooo:paragraph-rsid="001e14d8" style:font-weight-asian="bold" style:font-weight-complex="bold"/>
    </style:style>
    <style:style style:name="P3" style:family="paragraph" style:parent-style-name="Table_20_Contents">
      <style:text-properties officeooo:paragraph-rsid="001e14d8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Footer">
      <style:text-properties officeooo:rsid="000dad51" officeooo:paragraph-rsid="001e7a06"/>
    </style:style>
    <style:style style:name="P7" style:family="paragraph" style:parent-style-name="Footer">
      <style:text-properties officeooo:paragraph-rsid="001e7a06"/>
    </style:style>
    <style:style style:name="P8" style:family="paragraph" style:parent-style-name="Header">
      <style:text-properties fo:font-size="2.25pt" officeooo:rsid="000a9605" officeooo:paragraph-rsid="001e7a06" style:font-size-asian="2pt" style:font-size-complex="2.25pt"/>
    </style:style>
    <style:style style:name="P9" style:family="paragraph" style:parent-style-name="Header">
      <style:text-properties fo:font-size="2pt" officeooo:rsid="000a9605" officeooo:paragraph-rsid="001e7a06" style:font-size-asian="1.75pt" style:font-size-complex="2pt"/>
    </style:style>
    <style:style style:name="P10" style:family="paragraph" style:parent-style-name="Header_20_left">
      <style:text-properties fo:font-weight="bold" officeooo:rsid="001e7a06" officeooo:paragraph-rsid="001e7a06" style:font-weight-asian="bold" style:font-weight-complex="bold"/>
    </style:style>
    <style:style style:name="P11" style:family="paragraph" style:parent-style-name="Header_20_left">
      <style:text-properties officeooo:paragraph-rsid="001e7a06"/>
    </style:style>
    <style:style style:name="P12" style:family="paragraph" style:parent-style-name="Header_20_right">
      <style:text-properties fo:font-weight="bold" style:font-weight-asian="bold" style:font-weight-complex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1e7a06" officeooo:paragraph-rsid="001e7a06"/>
    </style:style>
    <style:style style:name="P15" style:family="paragraph" style:parent-style-name="Heading_20_1">
      <style:paragraph-properties fo:break-before="page"/>
      <style:text-properties officeooo:rsid="001f59bc" officeooo:paragraph-rsid="001f59bc"/>
    </style:style>
    <style:style style:name="P16" style:family="paragraph" style:parent-style-name="Heading_20_1">
      <style:text-properties officeooo:paragraph-rsid="001fc528"/>
    </style:style>
    <style:style style:name="P17" style:family="paragraph" style:parent-style-name="Heading_20_1">
      <style:text-properties officeooo:rsid="001fc528" officeooo:paragraph-rsid="001fc528"/>
    </style:style>
    <style:style style:name="P18" style:family="paragraph" style:parent-style-name="Heading_20_2">
      <style:text-properties officeooo:rsid="001f59bc" officeooo:paragraph-rsid="001f59bc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>
      <style:text-properties officeooo:rsid="001fc528" officeooo:paragraph-rsid="001fc528"/>
    </style:style>
    <style:style style:name="P21" style:family="paragraph" style:parent-style-name="Table_20_Contents">
      <style:text-properties officeooo:paragraph-rsid="001e7a06"/>
    </style:style>
    <style:style style:name="P22" style:family="paragraph" style:parent-style-name="Text_20_body">
      <style:text-properties fo:font-size="2.25pt" style:font-size-asian="2pt" style:font-size-complex="2.25pt"/>
    </style:style>
    <style:style style:name="P23" style:family="paragraph" style:parent-style-name="Text_20_body">
      <style:text-properties officeooo:rsid="000dad51" officeooo:paragraph-rsid="001e7a06"/>
    </style:style>
    <style:style style:name="P24" style:family="paragraph" style:parent-style-name="Text_20_body">
      <style:text-properties officeooo:rsid="001e7a06" officeooo:paragraph-rsid="001e7a06"/>
    </style:style>
    <style:style style:name="P25" style:family="paragraph" style:parent-style-name="Text_20_body" style:list-style-name="L1">
      <style:text-properties officeooo:rsid="001e7a06" officeooo:paragraph-rsid="001e7a06"/>
    </style:style>
    <style:style style:name="P26" style:family="paragraph" style:parent-style-name="Text_20_body">
      <style:text-properties officeooo:paragraph-rsid="001e7a06"/>
    </style:style>
    <style:style style:name="P27" style:family="paragraph" style:parent-style-name="Text_20_body">
      <style:text-properties officeooo:rsid="001f59bc" officeooo:paragraph-rsid="001f59bc"/>
    </style:style>
    <style:style style:name="P28" style:family="paragraph" style:parent-style-name="Text_20_body" style:list-style-name="L2">
      <style:text-properties officeooo:rsid="001f59bc" officeooo:paragraph-rsid="001f59bc"/>
    </style:style>
    <style:style style:name="P29" style:family="paragraph" style:parent-style-name="Text_20_body">
      <style:text-properties officeooo:rsid="001fc273" officeooo:paragraph-rsid="001fc273"/>
    </style:style>
    <style:style style:name="P30" style:family="paragraph" style:parent-style-name="Text_20_body">
      <style:text-properties officeooo:rsid="001fc528" officeooo:paragraph-rsid="001fc528"/>
    </style:style>
    <style:style style:name="T1" style:family="text">
      <style:text-properties officeooo:rsid="000f7497"/>
    </style:style>
    <style:style style:name="T2" style:family="text">
      <style:text-properties officeooo:rsid="001e7a06"/>
    </style:style>
    <style:style style:name="T3" style:family="text">
      <style:text-properties officeooo:rsid="001f59b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c273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fc52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p text:style-name="Title"><text:title>Holloway's Angular Static Website Builder User Guide</text:title></text:p>
      <text:p text:style-name="Subtitle"><text:subject>An user guide for operating the builder.</text:subject></text:p>
      <text:p text:style-name="P23"><text:user-defined style:data-style-name="N0" text:name="Version">Version: v0.0.1</text:user-defined><text:span text:style-name="T2"><text:s/>– </text:span><text:user-defined style:data-style-name="N0" text:name="Edition">1st Edition</text:user-defined></text:p>
      <text:list text:style-name="Outline">
        <text:list-item>
          <text:h text:style-name="P13" text:outline-level="1"><text:bookmark-start text:name="__RefHeading___Toc534_4233812944"/>Table of Content<text:bookmark-end text:name="__RefHeading___Toc534_4233812944"/></text:h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_Toc534_4233812944" text:style-name="Index_20_Link" text:visited-style-name="Index_20_Link">1. Table of Content<text:tab/>2</text:a></text:p>
          <text:p text:style-name="P4"><text:a xlink:type="simple" xlink:href="#__RefHeading___Toc536_4233812944" text:style-name="Index_20_Link" text:visited-style-name="Index_20_Link">2. Prologue<text:tab/>3</text:a></text:p>
          <text:p text:style-name="P4"><text:a xlink:type="simple" xlink:href="#__RefHeading___Toc538_4233812944" text:style-name="Index_20_Link" text:visited-style-name="Index_20_Link">3. Legal Compliance &amp; Licenses<text:tab/>3</text:a></text:p>
          <text:p text:style-name="P4"><text:a xlink:type="simple" xlink:href="#__RefHeading___Toc540_4233812944" text:style-name="Index_20_Link" text:visited-style-name="Index_20_Link">4. Operating the Builder<text:tab/>3</text:a></text:p>
          <text:p text:style-name="P4"><text:a xlink:type="simple" xlink:href="#__RefHeading___Toc689_4233812944" text:style-name="Index_20_Link" text:visited-style-name="Index_20_Link">5. Initializing the Template<text:tab/>4</text:a></text:p>
          <text:p text:style-name="P4"><text:a xlink:type="simple" xlink:href="#__RefHeading___Toc695_4233812944" text:style-name="Index_20_Link" text:visited-style-name="Index_20_Link">6. Modified Template Filesystem<text:tab/>5</text:a></text:p>
          <text:p text:style-name="P5"><text:a xlink:type="simple" xlink:href="#__RefHeading___Toc769_4233812944" text:style-name="Index_20_Link" text:visited-style-name="Index_20_Link">6.1. assets/ Directory<text:tab/>5</text:a></text:p>
          <text:p text:style-name="P5"><text:a xlink:type="simple" xlink:href="#__RefHeading___Toc771_4233812944" text:style-name="Index_20_Link" text:visited-style-name="Index_20_Link">6.2. foundations/ Directory<text:tab/>5</text:a></text:p>
          <text:p text:style-name="P5"><text:a xlink:type="simple" xlink:href="#__RefHeading___Toc773_4233812944" text:style-name="Index_20_Link" text:visited-style-name="Index_20_Link">6.3. contents/ Directory<text:tab/>5</text:a></text:p>
          <text:p text:style-name="P5"><text:a xlink:type="simple" xlink:href="#__RefHeading___Toc775_4233812944" text:style-name="Index_20_Link" text:visited-style-name="Index_20_Link">6.4. services/ Directory<text:tab/>5</text:a></text:p>
          <text:p text:style-name="P5"><text:a xlink:type="simple" xlink:href="#__RefHeading___Toc777_4233812944" text:style-name="Index_20_Link" text:visited-style-name="Index_20_Link">6.5. prerender-routes.txt<text:tab/>6</text:a></text:p>
          <text:p text:style-name="P4"><text:a xlink:type="simple" xlink:href="#__RefHeading___Toc691_4233812944" text:style-name="Index_20_Link" text:visited-style-name="Index_20_Link">7. Epilogue<text:tab/>7</text:a></text:p>
        </text:index-body>
      </text:table-of-content>
      <text:p text:style-name="Text_20_body"/>
      <text:list xml:id="list121060728872909" text:continue-numbering="true" text:style-name="Outline">
        <text:list-item>
          <text:h text:style-name="P13" text:outline-level="1"><text:bookmark-start text:name="__RefHeading___Toc536_4233812944"/>Prologue<text:bookmark-end text:name="__RefHeading___Toc536_4233812944"/></text:h>
        </text:list-item>
      </text:list>
      <text:p text:style-name="P24">Thank you for using Holloway’s Angular Static Website Builder. Depending on the end user, should this document is not the same as the original website context, then it serves as a general user guide for all downstream derivatives. Should you have any inquiries, please feel free to contact my team at:</text:p>
      <text:list text:style-name="L1">
        <text:list-item>
          <text:p text:style-name="P25">GitHub upstream: <text:a xlink:type="simple" xlink:href="https://github.com/ChewKeanHo/APP_Website_Angular" text:style-name="Internet_20_link" text:visited-style-name="Visited_20_Internet_20_Link">https://github.com/ChewKeanHo/APP_Website_Angular</text:a></text:p>
        </text:list-item>
        <text:list-item>
          <text:p text:style-name="P25">GitHub discussion: <text:a xlink:type="simple" xlink:href="https://github.com/orgs/ChewKeanHo/discussions" text:style-name="Internet_20_link" text:visited-style-name="Visited_20_Internet_20_Link">https://github.com/orgs/ChewKeanHo/discussions</text:a></text:p>
        </text:list-item>
      </text:list>
      <text:p text:style-name="P24"/>
      <text:list text:continue-list="list121060728872909" text:style-name="Outline">
        <text:list-item>
          <text:h text:style-name="Heading_20_1" text:outline-level="1"><text:bookmark-start text:name="__RefHeading___Toc538_4233812944"/>Legal Compliance &amp; Licenses<text:bookmark-end text:name="__RefHeading___Toc538_4233812944"/></text:h>
        </text:list-item>
      </text:list>
      <text:p text:style-name="P24">By default, the builder’s most upstream distribution is licensed under MIT license. For any derivatives downstream created from the upstream template repository, they’re, by default, configured to be Proprietary License.</text:p>
      <text:p text:style-name="P24"/>
      <text:p text:style-name="P24">Please refer to the website repository maintainer for the actual legal requirements.</text:p>
      <text:p text:style-name="P24"/>
      <text:list text:continue-numbering="true" text:style-name="Outline">
        <text:list-item>
          <text:h text:style-name="Heading_20_1" text:outline-level="1"><text:bookmark-start text:name="__RefHeading___Toc540_4233812944"/>Operating the Builder<text:bookmark-end text:name="__RefHeading___Toc540_4233812944"/></text:h>
        </text:list-item>
      </text:list>
      <text:p text:style-name="P24">The builder is fairly easy to operate thanks to the Holloway’s AutomataCI governance. One only needs to execute the following in sequences: </text:p>
      <text:p text:style-name="Frame_20_contents">$ ./automataCI/ci.sh.ps1 env</text:p>
      <text:p text:style-name="Frame_20_contents">$ ./automataCI/ci.sh.ps1 setup</text:p>
      <text:p text:style-name="Frame_20_contents">$ ./automataCI/ci.sh.ps1 prepare</text:p>
      <text:p text:style-name="Frame_20_contents">$ ./automataCI/ci.sh.ps1 test</text:p>
      <text:p text:style-name="Frame_20_contents">$ ./automataCI/ci.sh.ps1 build<text:tab/><text:tab/><text:span text:style-name="T2"># build the website artifact</text:span></text:p>
      <text:p text:style-name="Frame_20_contents">$ ./automataCI/ci.sh.ps1 package<text:tab/><text:tab/><text:span text:style-name="T2"># prepare for publication</text:span></text:p>
      <text:p text:style-name="Frame_20_contents">$ ./automataCI/ci.sh.ps1 release<text:tab/><text:tab/><text:span text:style-name="T2"># publish</text:span></text:p>
      <text:list xml:id="list121061295579921" text:continue-numbering="true" text:style-name="Outline">
        <text:list-item>
          <text:h text:style-name="P14" text:outline-level="1"><text:bookmark-start text:name="__RefHeading___Toc689_4233812944"/>Initializing the Template<text:bookmark-end text:name="__RefHeading___Toc689_4233812944"/></text:h>
        </text:list-item>
      </text:list>
      <text:p text:style-name="P24">Generally, the template <text:span text:style-name="T3">had configured the Angular (at least version 17) to perform server-side rendering (SSR) with pre-render enabled for static site generation (SSG). Moreover, it flattens the file structure for simplicity sake matching the Hugo Static Site Filesystem.</text:span></text:p>
      <text:p text:style-name="P24"/>
      <text:p text:style-name="P27">Once you created a repository for this template, you should:</text:p>
      <text:list text:style-name="L2">
        <text:list-item>
          <text:p text:style-name="P28">update all the files inside “<text:span text:style-name="T4">src/</text:span>” directory including this document.</text:p>
        </text:list-item>
        <text:list-item>
          <text:p text:style-name="P28">Update the key configurations inside “<text:span text:style-name="T4">srcANGULAR/angular.json</text:span>” directory such as but not limited to:</text:p>
          <text:list>
            <text:list-item>
              <text:p text:style-name="P28"><text:span text:style-name="T4">projects.architect.configurations.production.baseHref</text:span> – set your base URL here.</text:p>
            </text:list-item>
            <text:list-item>
              <text:p text:style-name="P28"><text:span text:style-name="T4">projects.architect.configurations.production.deployUrl</text:span> – set your base URL here.</text:p>
            </text:list-item>
          </text:list>
        </text:list-item>
      </text:list>
      <text:p text:style-name="P26"/>
      <text:p text:style-name="P27">Give the engine a run and it should be fine.</text:p>
      <text:list text:continue-list="list121061295579921" text:style-name="Outline">
        <text:list-item>
          <text:h text:style-name="P15" text:outline-level="1"><text:bookmark-start text:name="__RefHeading___Toc695_4233812944"/>Modified Template Filesystem<text:bookmark-end text:name="__RefHeading___Toc695_4233812944"/></text:h>
        </text:list-item>
      </text:list>
      <text:p text:style-name="P27">The Angular filesystem is modified from Angular 17 boilerplate generated structures. <text:span text:style-name="T8">Unless otherwise specified herein, everything should operate normally matching Angular 17 and above specifications. Otherwise</text:span>, you should be aware of the following:</text:p>
      <text:p text:style-name="P27"/>
      <text:list text:continue-numbering="true" text:style-name="Outline">
        <text:list-item>
          <text:list>
            <text:list-item>
              <text:h text:style-name="P18" text:outline-level="2"><text:bookmark-start text:name="__RefHeading___Toc769_4233812944"/>assets/ Directory<text:bookmark-end text:name="__RefHeading___Toc769_4233812944"/></text:h>
            </text:list-item>
          </text:list>
        </text:list-item>
      </text:list>
      <text:p text:style-name="P27">This is configured to be the “static” directory known in static site generation communities with the output locked at root level (“/”). Hence, anything that is placed in shall be copied directly during build.</text:p>
      <text:p text:style-name="P2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771_4233812944"/><text:span text:style-name="T6">f</text:span>oundations/ Directory<text:bookmark-end text:name="__RefHeading___Toc771_4233812944"/></text:h>
            </text:list-item>
          </text:list>
        </text:list-item>
      </text:list>
      <text:p text:style-name="P27">This is configured to house all the baseline files like the Angular required app.html base file, website-specific CSS and JS files etc that will be consumed by Angular to generate the output. They are pulled in by Angular via the <text:span text:style-name="T5">angular.json</text:span> configuration file.</text:p>
      <text:p text:style-name="P2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773_4233812944"/><text:span text:style-name="T6">contents/ </text:span>Directory<text:bookmark-end text:name="__RefHeading___Toc773_4233812944"/></text:h>
            </text:list-item>
          </text:list>
        </text:list-item>
      </text:list>
      <text:p text:style-name="P29">This is configured to house the pages standalone “Components” in a URL based pathing directory organization. At root level (“<text:span text:style-name="T4">contents/</text:span>”), you are strongly advised not to touch the “app.html” and “app.ts” as they’re used by Angular to bootstrap your application.</text:p>
      <text:p text:style-name="P29"/>
      <text:p text:style-name="P29">Any further pages (e.g. “<text:span text:style-name="T4">contents/en/</text:span>” ) are registered via the “<text:span text:style-name="T4">angular.routes.ts</text:span>” file which defines the URL pathing and load the required pages.</text:p>
      <text:p text:style-name="P29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775_4233812944"/><text:span text:style-name="T6">s</text:span>ervices/ Directory<text:bookmark-end text:name="__RefHeading___Toc775_4233812944"/></text:h>
            </text:list-item>
          </text:list>
        </text:list-item>
      </text:list>
      <text:p text:style-name="P29">This is configured to house the actual Angular UI Component (not standalone) consumed by the Pages (standalone components). It can also house other services like database and etc.</text:p>
      <text:list text:continue-numbering="true" text:style-name="Outline">
        <text:list-item>
          <text:list>
            <text:list-item>
              <text:h text:style-name="P19" text:outline-level="2"><text:bookmark-start text:name="__RefHeading___Toc777_4233812944"/>prerender-routes.txt<text:bookmark-end text:name="__RefHeading___Toc777_4233812944"/></text:h>
            </text:list-item>
          </text:list>
        </text:list-item>
      </text:list>
      <text:p text:style-name="P29">This is configured to tell Angular what are the pages to be per-rendered <text:s/>as a static page. It complies to the Angular prerender specifications (<text:a xlink:type="simple" xlink:href="https://angular.io/guide/prerendering" text:style-name="Internet_20_link" text:visited-style-name="Visited_20_Internet_20_Link">https://angular.io/guide/prerendering</text:a>).</text:p>
      <text:p text:style-name="P29"/>
      <text:p text:style-name="P29">The reason “<text:span text:style-name="T7">discoverRoutes</text:span>” configuration is unused mainly due to the fact that Angular cannot guess or find out parameterized routes – only the website developer knows. That’s why this text file is created from the get go.</text:p>
      <text:p text:style-name="P29"/>
      <text:list text:continue-numbering="true" text:style-name="Outline">
        <text:list-item>
          <text:h text:style-name="P13" text:outline-level="1">PWA</text:h>
        </text:list-item>
      </text:list>
      <text:p text:style-name="P30">The PWA is enabled by default referencing (<text:a xlink:type="simple" xlink:href="https://angular.io/guide/service-worker-intro" text:style-name="Internet_20_link" text:visited-style-name="Visited_20_Internet_20_Link">https://angular.io/guide/service-worker-intro</text:a>). The “<text:span text:style-name="T4">manifest.webmanifest</text:span>” file and all the associated icons files are located inside the “<text:span text:style-name="T4">assets/</text:span>” directory. Please update them accordingly.</text:p>
      <text:p text:style-name="P30"/>
      <text:list text:continue-numbering="true" text:style-name="Outline">
        <text:list-item>
          <text:h text:style-name="P16" text:outline-level="1"><text:span text:style-name="T8">Basics </text:span>SEO</text:h>
        </text:list-item>
      </text:list>
      <text:p text:style-name="P30">The basic files for SEO (e.g. “<text:span text:style-name="T4">robots.txt</text:span>”, “<text:span text:style-name="T4">browserconfig.xml</text:span>” are created by default and located inside “<text:span text:style-name="T4">assets/</text:span>” directory. Unless required, the basic files are suffice to facilitate search engine crawlers.</text:p>
      <text:p text:style-name="P30"/>
      <text:list text:continue-numbering="true" text:style-name="Outline">
        <text:list-item>
          <text:list>
            <text:list-item>
              <text:list>
                <text:list-item>
                  <text:h text:style-name="P20" text:outline-level="3">Open Graph &amp; X (Formally “Twitter”)</text:h>
                </text:list-item>
              </text:list>
            </text:list-item>
          </text:list>
        </text:list-item>
      </text:list>
      <text:p text:style-name="P30">This feature is not implemented since it can hamstrung a developer from one another especially when using Angular 17 SSR feature. Hence, it’s best to do it inside the pages with Title and Meta classes offered by Angular libraries.</text:p>
      <text:p text:style-name="P30"/>
      <text:list text:continue-numbering="true" text:style-name="Outline">
        <text:list-item>
          <text:h text:style-name="P17" text:outline-level="1">GitHub Pages</text:h>
        </text:list-item>
      </text:list>
      <text:p text:style-name="P30">For those who wants to deploy to GitHub Pages seamlessly, the required “.nojekyll” and “CNAME” files are located inside “<text:span text:style-name="T4">assets/</text:span>” directory.</text:p>
      <text:p text:style-name="P30"/>
      <text:p text:style-name="P30">Please update the CNAME file matching the verifiable domain.</text:p>
      <text:list text:continue-numbering="true" text:style-name="Outline">
        <text:list-item>
          <text:h text:style-name="P13" text:outline-level="1"><text:bookmark-start text:name="__RefHeading___Toc691_4233812944"/>Epilogue<text:bookmark-end text:name="__RefHeading___Toc691_4233812944"/></text:h>
        </text:list-item>
      </text:list>
      <text:p text:style-name="P24">That’s all from us. If you wish to keep in touch, please feel free to join us at: <text:a xlink:type="simple" xlink:href="https://github.com/orgs/ChewKeanHo/discussions" text:style-name="Internet_20_link" text:visited-style-name="Visited_20_Internet_20_Link">https://github.com/orgs/ChewKeanHo/discussions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en" fo:country="MY">
      <text:sort-key text:key="identifier" text:sort-ascending="true"/>
    </text:bibliography-configuration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625in" style:rel-column-width="5914*"/>
    </style:style>
    <style:style style:name="Table4.B" style:family="table-column">
      <style:table-column-properties style:column-width="6.3in" style:rel-column-width="59621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625in" style:rel-column-width="5914*"/>
    </style:style>
    <style:style style:name="Table5.B" style:family="table-column">
      <style:table-column-properties style:column-width="6.3in" style:rel-column-width="59621*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2875in" style:rel-column-width="59501*"/>
    </style:style>
    <style:style style:name="Table2.B" style:family="table-column">
      <style:table-column-properties style:column-width="0.6375in" style:rel-column-width="6034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25in" style:rel-column-width="5914*"/>
    </style:style>
    <style:style style:name="Table3.B" style:family="table-column">
      <style:table-column-properties style:column-width="6.3in" style:rel-column-width="59621*"/>
    </style:style>
    <style:style style:name="Table3.A1" style:family="table-cell">
      <style:table-cell-properties fo:padding="0.0382in" fo:border="none"/>
    </style:style>
    <style:style style:name="MP1" style:family="paragraph" style:parent-style-name="Header">
      <style:text-properties fo:font-size="2pt" officeooo:rsid="000a9605" officeooo:paragraph-rsid="001e7a06" style:font-size-asian="1.75pt" style:font-size-complex="2pt"/>
    </style:style>
    <style:style style:name="MP2" style:family="paragraph" style:parent-style-name="Table_20_Contents">
      <style:text-properties officeooo:paragraph-rsid="001e7a06"/>
    </style:style>
    <style:style style:name="MP3" style:family="paragraph" style:parent-style-name="Header_20_left">
      <style:text-properties fo:font-weight="bold" officeooo:rsid="001e7a06" officeooo:paragraph-rsid="001e7a06" style:font-weight-asian="bold" style:font-weight-complex="bold"/>
    </style:style>
    <style:style style:name="MP4" style:family="paragraph" style:parent-style-name="Header_20_left">
      <style:text-properties officeooo:paragraph-rsid="001e7a06"/>
    </style:style>
    <style:style style:name="MP5" style:family="paragraph" style:parent-style-name="Header">
      <style:text-properties fo:font-size="2.25pt" officeooo:rsid="000a9605" officeooo:paragraph-rsid="001e7a06" style:font-size-asian="2pt" style:font-size-complex="2.25pt"/>
    </style:style>
    <style:style style:name="MP6" style:family="paragraph" style:parent-style-name="Footer">
      <style:text-properties officeooo:rsid="000dad51" officeooo:paragraph-rsid="001e7a06"/>
    </style:style>
    <style:style style:name="MP7" style:family="paragraph" style:parent-style-name="Text_20_body">
      <style:text-properties fo:font-size="2.25pt" style:font-size-asian="2pt" style:font-size-complex="2.25pt"/>
    </style:style>
    <style:style style:name="MP8" style:family="paragraph" style:parent-style-name="Footer">
      <style:text-properties officeooo:paragraph-rsid="001e7a06"/>
    </style:style>
    <style:style style:name="MP9" style:family="paragraph" style:parent-style-name="Text_20_body">
      <style:text-properties fo:font-size="2.25pt" officeooo:paragraph-rsid="001e14d8" style:font-size-asian="2pt" style:font-size-complex="2.25pt"/>
    </style:style>
    <style:style style:name="MP10" style:family="paragraph" style:parent-style-name="Header_20_right">
      <style:text-properties fo:font-weight="bold" style:font-weight-asian="bold" style:font-weight-complex="bold"/>
    </style:style>
    <style:style style:name="MP11" style:family="paragraph" style:parent-style-name="Header_20_left">
      <style:text-properties fo:font-weight="bold" officeooo:paragraph-rsid="001e14d8" style:font-weight-asian="bold" style:font-weight-complex="bold"/>
    </style:style>
    <style:style style:name="MP12" style:family="paragraph" style:parent-style-name="Table_20_Contents">
      <style:text-properties officeooo:paragraph-rsid="001e14d8"/>
    </style:style>
    <style:style style:name="MT1" style:family="text">
      <style:text-properties officeooo:rsid="000f7497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top="0.1965in" fo:background-color="transparent" draw:fill="non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/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2"><draw:frame draw:style-name="Mfr1" draw:name="Image5" text:anchor-type="as-char" svg:width="0.548in" svg:height="0.548in" draw:z-index="7"><draw:image xlink:href="Pictures/100000010000008000000080B55303E1.png" xlink:type="simple" xlink:show="embed" xlink:actuate="onLoad" draw:mime-type="image/png"/></draw:frame></text:p>
            </table:table-cell>
            <table:table-cell table:style-name="Table4.A1" office:value-type="string">
              <text:p text:style-name="MP3">Holloway's Angular Static Website Builder</text:p>
              <text:p text:style-name="MP4"><text:a xlink:type="simple" xlink:href="https://github.com/ChewKeanHo/APP_Website_Angular" text:style-name="Internet_20_link" text:visited-style-name="Visited_20_Internet_20_Link">https://github.com/ChewKeanHo/APP_Website_Angular</text:a></text:p>
            </table:table-cell>
          </table:table-row>
        </table:table>
        <text:p text:style-name="MP5"/>
      </style:header>
      <style:footer>
        <text:p text:style-name="MP6"><text:title>Holloway's Angular Static Website Builder User Guide</text:title><text:s/><text:span text:style-name="MT1">| </text:span>Page <text:page-number text:select-page="current">1</text:page-number><text:s/>of <text:page-count>8</text:page-count></text:p>
      </style:footer>
    </style:master-page>
    <style:master-page style:name="First_20_Page" style:display-name="First Page" style:page-layout-name="Mpm2" draw:style-name="Mdp1" style:next-style-name="Right_20_Page">
      <style:header>
        <text:p text:style-name="MP7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Table_20_Contents"><draw:frame draw:style-name="Mfr1" draw:name="Image4" text:anchor-type="as-char" svg:width="0.548in" svg:height="0.548in" draw:z-index="6"><draw:image xlink:href="Pictures/100000010000008000000080B55303E1.png" xlink:type="simple" xlink:show="embed" xlink:actuate="onLoad" draw:mime-type="image/png"/></draw:frame></text:p>
            </table:table-cell>
            <table:table-cell table:style-name="Table5.A1" office:value-type="string">
              <text:p text:style-name="MP3">Holloway's Angular Static Website Builder</text:p>
              <text:p text:style-name="MP4"><text:a xlink:type="simple" xlink:href="https://github.com/ChewKeanHo/APP_Website_Angular" text:style-name="Internet_20_link" text:visited-style-name="Visited_20_Internet_20_Link">https://github.com/ChewKeanHo/APP_Website_Angular</text:a></text:p>
            </table:table-cell>
          </table:table-row>
        </table:table>
        <text:p text:style-name="MP7"/>
      </style:header>
      <style:footer>
        <text:p text:style-name="MP8"><text:title>Holloway's Angular Static Website Builder User Guide</text:title><text:s/><text:span text:style-name="MT1">| </text:span>Page <text:page-number text:select-page="current">2</text:page-number><text:s/>of <text:page-count>8</text:page-count></text:p>
      </style:footer>
    </style:master-page>
    <style:master-page style:name="Index" style:page-layout-name="Mpm3" draw:style-name="Mdp1"/>
    <style:master-page style:name="Right_20_Page" style:display-name="Right Page" style:page-layout-name="Mpm4" draw:style-name="Mdp1" style:next-style-name="Left_20_Page">
      <style:header>
        <text:p text:style-name="MP9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0">Holloway's Angular Static Website Builder</text:p>
              <text:p text:style-name="Header_20_right"><text:a xlink:type="simple" xlink:href="https://github.com/ChewKeanHo/APP_Website_Angular" text:style-name="Internet_20_link" text:visited-style-name="Visited_20_Internet_20_Link">https://github.com/ChewKeanHo/APP_Website_Angular</text:a></text:p>
            </table:table-cell>
            <table:table-cell table:style-name="Table2.A1" office:value-type="string">
              <text:p text:style-name="MP11"><draw:frame draw:style-name="Mfr1" draw:name="Image2" text:anchor-type="as-char" svg:width="0.5618in" svg:height="0.5618in" draw:z-index="2"><draw:image xlink:href="Pictures/100000010000008000000080B55303E1.png" xlink:type="simple" xlink:show="embed" xlink:actuate="onLoad" draw:mime-type="image/png"/></draw:frame></text:p>
            </table:table-cell>
          </table:table-row>
        </table:table>
        <text:p text:style-name="MP9"/>
      </style:header>
      <style:footer>
        <text:p text:style-name="Footer_20_right">Page <text:page-number text:select-page="current">3</text:page-number><text:s/>of <text:page-count>8</text:page-count><text:s/><text:span text:style-name="MT1">| </text:span><text:title>Holloway's Angular Static Website Builder User Guide</text:title></text:p>
      </style:footer>
    </style:master-page>
    <style:master-page style:name="Left_20_Page" style:display-name="Left Page" style:page-layout-name="Mpm5" draw:style-name="Mdp1" style:next-style-name="Right_20_Page">
      <style:header>
        <text:p text:style-name="MP9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2"><draw:frame draw:style-name="Mfr1" draw:name="Image3" text:anchor-type="as-char" svg:width="0.548in" svg:height="0.548in" draw:z-index="5"><draw:image xlink:href="Pictures/100000010000008000000080B55303E1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>Holloway's Angular Static Website Builder</text:p>
              <text:p text:style-name="MP4"><text:a xlink:type="simple" xlink:href="https://github.com/ChewKeanHo/APP_Website_Angular" text:style-name="Internet_20_link" text:visited-style-name="Visited_20_Internet_20_Link">https://github.com/ChewKeanHo/APP_Website_Angular</text:a></text:p>
            </table:table-cell>
          </table:table-row>
        </table:table>
        <text:p text:style-name="MP9"/>
      </style:header>
      <style:footer>
        <text:p text:style-name="Footer"><text:title>Holloway's Angular Static Website Builder User Guide</text:title><text:s/><text:span text:style-name="MT1">| </text:span>Page <text:page-number text:select-page="current">8</text:page-number><text:s/>of <text:page-count>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1:23:32.776399524</meta:creation-date>
    <dc:title>Holloway's Angular Static Website Builder User Guide</dc:title>
    <meta:generator>LibreOffice/24.2.2.2$Linux_X86_64 LibreOffice_project/d56cc158d8a96260b836f100ef4b4ef25d6f1a01</meta:generator>
    <meta:editing-duration>PT2M35S</meta:editing-duration>
    <meta:editing-cycles>3</meta:editing-cycles>
    <dc:contributor>(Holloway) Chew</dc:contributor>
    <dc:contributor>Kean Ho</dc:contributor>
    <dc:rights>Creative Common 4.0 - NC-BY</dc:rights>
    <dc:subject>An user guide for operating the builder.</dc:subject>
    <dc:publisher>(Holloway) Chew</dc:publisher>
    <dc:publisher>Kean Ho</dc:publisher>
    <meta:initial-creator>Kean Ho Chew</meta:initial-creator>
    <meta:keyword>user guide</meta:keyword>
    <meta:keyword>Angular</meta:keyword>
    <meta:keyword>static site generator</meta:keyword>
    <dc:coverage>user guide</dc:coverage>
    <dc:identifier>holloway-template-angular-user-guide</dc:identifier>
    <dc:date>2024-04-04T12:10:59.291572983</dc:date>
    <dc:creator>Kean Ho Chew</dc:creator>
    <meta:document-statistic meta:table-count="4" meta:image-count="4" meta:object-count="0" meta:page-count="8" meta:paragraph-count="81" meta:word-count="837" meta:character-count="5888" meta:non-whitespace-character-count="5125"/>
    <meta:user-defined meta:name="Authored Date" meta:value-type="date">2024-04-03T00:00:00</meta:user-defined>
    <meta:user-defined meta:name="Authors">KEAN HO CHEW</meta:user-defined>
    <meta:user-defined meta:name="Collection">User Guide</meta:user-defined>
    <meta:user-defined meta:name="Edition">1st Edition</meta:user-defined>
    <meta:user-defined meta:name="ID" meta:value-type="string">DOI: 00.00000/PUBLISHER.00000000</meta:user-defined>
    <meta:user-defined meta:name="Location" meta:value-type="string">Malaysia</meta:user-defined>
    <meta:user-defined meta:name="Publisher" meta:value-type="string">(HOLLOWAY) Chew, Kean Ho</meta:user-defined>
    <meta:user-defined meta:name="Source URL" meta:value-type="string">https://doi.org/00.00000/PUBLISHER.00000000</meta:user-defined>
    <meta:user-defined meta:name="Version" meta:value-type="string">Version: v0.0.1</meta:user-defined>
    <meta:template xlink:type="simple" xlink:actuate="onRequest" xlink:title="Holloway's Official Document" xlink:href="../../../../../templates/Personal/Letter%20Head.ott" meta:date="2024-04-04T11:17:43.037240373"/>
  </office:meta>
</office:document-meta>
</file>